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63f69" officeooo:paragraph-rsid="00263f69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T1" style:family="text">
      <style:text-properties officeooo:rsid="002c7fe3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<text:span text:style-name="T1">O</text:span>ccupations.</text:h>
      <text:p text:style-name="P1"/>
      <text:section text:style-name="Sect1" text:name="Section1">
        <text:list xml:id="list2780685503" text:style-name="L1">
          <text:list-item>
            <text:p text:style-name="P3">accountant.</text:p>
          </text:list-item>
          <text:list-item>
            <text:p text:style-name="P3">actor.</text:p>
          </text:list-item>
          <text:list-item>
            <text:p text:style-name="P3">actress.</text:p>
          </text:list-item>
          <text:list-item>
            <text:p text:style-name="P3">architect.</text:p>
          </text:list-item>
          <text:list-item>
            <text:p text:style-name="P3">Artist.</text:p>
          </text:list-item>
          <text:list-item>
            <text:p text:style-name="P3"><text:s/>baker.</text:p>
          </text:list-item>
          <text:list-item>
            <text:p text:style-name="P3">ballerina.</text:p>
          </text:list-item>
          <text:list-item>
            <text:p text:style-name="P3">businessman.</text:p>
          </text:list-item>
          <text:list-item>
            <text:p text:style-name="P3"><text:s/>carpenter.</text:p>
          </text:list-item>
          <text:list-item>
            <text:p text:style-name="P3">chef.</text:p>
          </text:list-item>
          <text:list-item>
            <text:p text:style-name="P3">clown.</text:p>
          </text:list-item>
          <text:list-item>
            <text:p text:style-name="P3">cook.</text:p>
          </text:list-item>
          <text:list-item>
            <text:p text:style-name="P3">delivery boy.</text:p>
          </text:list-item>
          <text:list-item>
            <text:p text:style-name="P3">doctor.</text:p>
          </text:list-item>
          <text:list-item>
            <text:p text:style-name="P3"><text:s/>driver.</text:p>
          </text:list-item>
          <text:list-item>
            <text:p text:style-name="P3">Electrician.</text:p>
          </text:list-item>
          <text:list-item>
            <text:p text:style-name="P3">engineer.</text:p>
          </text:list-item>
          <text:list-item>
            <text:p text:style-name="P3">farmer.</text:p>
          </text:list-item>
          <text:list-item>
            <text:p text:style-name="P3">firefighter.</text:p>
          </text:list-item>
          <text:list-item>
            <text:p text:style-name="P3">flight attendant.</text:p>
          </text:list-item>
          <text:list-item>
            <text:p text:style-name="P3">hairdresser.</text:p>
          </text:list-item>
          <text:list-item>
            <text:p text:style-name="P3">lawyer.</text:p>
          </text:list-item>
          <text:list-item>
            <text:p text:style-name="P3">lifeguard.</text:p>
          </text:list-item>
          <text:list-item>
            <text:p text:style-name="P3">magician.</text:p>
          </text:list-item>
          <text:list-item>
            <text:p text:style-name="P3">maid.</text:p>
          </text:list-item>
          <text:list-item>
            <text:p text:style-name="P3">musician.</text:p>
          </text:list-item>
          <text:list-item>
            <text:p text:style-name="P3"><text:s/>nurse.</text:p>
          </text:list-item>
          <text:list-item>
            <text:p text:style-name="P3">photographer.</text:p>
          </text:list-item>
          <text:list-item>
            <text:p text:style-name="P3">pilot.</text:p>
          </text:list-item>
          <text:list-item>
            <text:p text:style-name="P3">plumber.</text:p>
          </text:list-item>
          <text:list-item>
            <text:p text:style-name="P3">policeman.</text:p>
          </text:list-item>
          <text:list-item>
            <text:p text:style-name="P3">politician.</text:p>
          </text:list-item>
          <text:list-item>
            <text:p text:style-name="P3">psychologist.</text:p>
          </text:list-item>
          <text:list-item>
            <text:p text:style-name="P3">race driver.</text:p>
          </text:list-item>
          <text:list-item>
            <text:p text:style-name="P3">receptionist.</text:p>
          </text:list-item>
          <text:list-item>
            <text:p text:style-name="P3">reporter.</text:p>
          </text:list-item>
          <text:list-item>
            <text:p text:style-name="P3">scientist.</text:p>
          </text:list-item>
          <text:list-item>
            <text:p text:style-name="P3">secretary.</text:p>
          </text:list-item>
          <text:list-item>
            <text:p text:style-name="P3">shop assistant.</text:p>
          </text:list-item>
          <text:list-item>
            <text:p text:style-name="P3">singer.</text:p>
          </text:list-item>
          <text:list-item>
            <text:p text:style-name="P3">soccer player.</text:p>
          </text:list-item>
          <text:list-item>
            <text:p text:style-name="P3">teacher.</text:p>
          </text:list-item>
          <text:list-item>
            <text:p text:style-name="P3">tour guide.</text:p>
          </text:list-item>
          <text:list-item>
            <text:p text:style-name="P3">vet.</text:p>
          </text:list-item>
          <text:list-item>
            <text:p text:style-name="P3">waiter.</text:p>
          </text:list-item>
          <text:list-item>
            <text:p text:style-name="P3">web designer.</text:p>
          </text:list-item>
          <text:list-item>
            <text:p text:style-name="P3">worker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8T08:32:49.596000000</dc:date>
    <dc:creator>E G</dc:creator>
    <meta:editing-duration>PT1H43M58S</meta:editing-duration>
    <meta:editing-cycles>2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8" meta:word-count="102" meta:character-count="587" meta:non-whitespace-character-count="576"/>
    <meta:user-defined meta:name="DocumentEncoding">utf-8</meta:user-defined>
    <meta:user-defined meta:name="HTML" meta:value-type="boolean">true</meta:user-defined>
  </office:meta>
</office:document-meta>
</file>